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c8c" officeooo:paragraph-rsid="001a6c8c"/>
    </style:style>
    <style:style style:name="P2" style:family="paragraph" style:parent-style-name="Standard">
      <style:paragraph-properties fo:text-align="center" style:justify-single-word="false"/>
      <style:text-properties officeooo:rsid="001a6c8c" officeooo:paragraph-rsid="001a6c8c"/>
    </style:style>
    <style:style style:name="P3" style:family="paragraph" style:parent-style-name="Standard">
      <style:text-properties officeooo:rsid="001d0d02" officeooo:paragraph-rsid="001d0d02"/>
    </style:style>
    <style:style style:name="P4" style:family="paragraph" style:parent-style-name="Standard">
      <style:text-properties officeooo:rsid="001d843a" officeooo:paragraph-rsid="001d843a"/>
    </style:style>
    <style:style style:name="P5" style:family="paragraph" style:parent-style-name="Standard">
      <style:text-properties officeooo:rsid="001d843a" officeooo:paragraph-rsid="001e83ee"/>
    </style:style>
    <style:style style:name="P6" style:family="paragraph" style:parent-style-name="Standard">
      <style:text-properties officeooo:rsid="001fdb59" officeooo:paragraph-rsid="001d843a"/>
    </style:style>
    <style:style style:name="P7" style:family="paragraph" style:parent-style-name="Standard">
      <style:text-properties officeooo:rsid="001e83ee" officeooo:paragraph-rsid="001e83ee"/>
    </style:style>
    <style:style style:name="P8" style:family="paragraph" style:parent-style-name="Standard">
      <style:text-properties officeooo:rsid="00219c64" officeooo:paragraph-rsid="00219c64"/>
    </style:style>
    <style:style style:name="P9" style:family="paragraph" style:parent-style-name="Standard">
      <style:text-properties officeooo:rsid="00232a2b" officeooo:paragraph-rsid="00232a2b"/>
    </style:style>
    <style:style style:name="P10" style:family="paragraph" style:parent-style-name="Standard">
      <style:text-properties officeooo:rsid="001a6c8c" officeooo:paragraph-rsid="00232a2b"/>
    </style:style>
    <style:style style:name="P11" style:family="paragraph" style:parent-style-name="Standard">
      <style:text-properties officeooo:rsid="001d843a" officeooo:paragraph-rsid="00232a2b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a6c8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6c8c"/>
    </style:style>
    <style:style style:name="T4" style:family="text">
      <style:text-properties officeooo:rsid="001bdbdc"/>
    </style:style>
    <style:style style:name="T5" style:family="text">
      <style:text-properties officeooo:rsid="001d0d02"/>
    </style:style>
    <style:style style:name="T6" style:family="text">
      <style:text-properties style:text-position="sub 58%" officeooo:rsid="001d0d02"/>
    </style:style>
    <style:style style:name="T7" style:family="text">
      <style:text-properties style:text-position="sub 58%" officeooo:rsid="001bdbdc"/>
    </style:style>
    <style:style style:name="T8" style:family="text">
      <style:text-properties officeooo:rsid="001fdb59"/>
    </style:style>
    <style:style style:name="T9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<text:line-break/><text:span text:style-name="T1">for Mathematical Loops</text:span></text:p>
      <text:p text:style-name="P2">by Sven Nilsen, 2019</text:p>
      <text:p text:style-name="P1"/>
      <text:p text:style-name="P1">Assume the following expression:</text:p>
      <text:p text:style-name="P1"/>
      <text:p text:style-name="P1"><text:tab/>∑ i { x[i] }</text:p>
      <text:p text:style-name="P1"/>
      <text:p text:style-name="P1">One can think about `x` as a function:</text:p>
      <text:p text:style-name="P1"/>
      <text:p text:style-name="P1"><text:tab/>x : nat → real</text:p>
      <text:p text:style-name="P1"/>
      <text:p text:style-name="P1">Using higher order operator overloading<text:span text:style-name="T2"><text:reference-ref text:reference-format="text" text:ref-name="1">[1]</text:reference-ref></text:span>, one can write the sum loop as the following:</text:p>
      <text:p text:style-name="P1"/>
      <text:p text:style-name="P1"><text:tab/>∑ { x }</text:p>
      <text:p text:style-name="P1"/>
      <text:p text:style-name="P10">Omitting the index in the loop means that higher order operator overloading<text:span text:style-name="T2"><text:reference-ref text:reference-format="text" text:ref-name="1">[1]</text:reference-ref></text:span> is used inside the body.</text:p>
      <text:p text:style-name="P4">Next, the implied index of the loop is used as argument to the resulting closure/lambda.</text:p>
      <text:p text:style-name="P3"/>
      <text:p text:style-name="P4">For example:</text:p>
      <text:p text:style-name="P4"/>
      <text:p text:style-name="P4"><text:tab/><text:span text:style-name="T1">∑ { x · </text:span>y<text:span text:style-name="T1"> }</text:span></text:p>
      <text:p text:style-name="P4"/>
      <text:p text:style-name="P4"><text:tab/>x : nat → real</text:p>
      <text:p text:style-name="P4"><text:tab/>y : nat → real</text:p>
      <text:p text:style-name="P1"/>
      <text:p text:style-name="P11">This is the same as (applying higher order operator overloading<text:span text:style-name="T3"><text:reference-ref text:reference-format="text" text:ref-name="1">[1]</text:reference-ref></text:span>):</text:p>
      <text:p text:style-name="P4"/>
      <text:p text:style-name="P4"><text:tab/><text:span text:style-name="T1">∑ { </text:span>\(i : nat)<text:span text:style-name="T1"> </text:span>= <text:span text:style-name="T1">x</text:span>[i]<text:span text:style-name="T1"> · </text:span>y[i]<text:span text:style-name="T1"> }</text:span></text:p>
      <text:p text:style-name="P4"/>
      <text:p text:style-name="P4">Using the implied index:</text:p>
      <text:p text:style-name="P4"/>
      <text:p text:style-name="P4"><text:tab/><text:span text:style-name="T1">∑ </text:span>i <text:span text:style-name="T1">{ </text:span>(\(i : nat)<text:span text:style-name="T1"> </text:span>= <text:span text:style-name="T1">x</text:span>[i]<text:span text:style-name="T1"> · </text:span>y[i])(i)<text:span text:style-name="T1"> }</text:span></text:p>
      <text:p text:style-name="P4"/>
      <text:p text:style-name="P4">One can see that this gives the same result as:</text:p>
      <text:p text:style-name="P4"/>
      <text:p text:style-name="P5"><text:tab/><text:span text:style-name="T1">∑ </text:span>i<text:span text:style-name="T1"> { x</text:span>[i]<text:span text:style-name="T1"> · </text:span>y[i]<text:span text:style-name="T1"> } = ∑ { x · </text:span>y<text:span text:style-name="T1"> }</text:span></text:p>
      <text:p text:style-name="P4"/>
      <text:p text:style-name="P4">From higher order operator overloading with function currying<text:span text:style-name="T2"><text:reference-ref text:reference-format="text" text:ref-name="2">[2]</text:reference-ref></text:span>, it <text:span text:style-name="T8">generalizes to packed loops</text:span>:</text:p>
      <text:p text:style-name="P4"/>
      <text:p text:style-name="P4"><text:tab/><text:span text:style-name="T1">∑ { x } = ∑ i</text:span><text:span text:style-name="T6">0</text:span><text:span text:style-name="T1">, i</text:span><text:span text:style-name="T6">1</text:span><text:span text:style-name="T1">, i</text:span><text:span text:style-name="T6">2</text:span><text:span text:style-name="T5">, …, i</text:span><text:span text:style-name="T6">n-1</text:span><text:span text:style-name="T5"> { x[i</text:span><text:span text:style-name="T6">0</text:span><text:span text:style-name="T5">][i</text:span><text:span text:style-name="T7">1</text:span><text:span text:style-name="T4">][i</text:span><text:span text:style-name="T7">2</text:span><text:span text:style-name="T4">][...][i</text:span><text:span text:style-name="T7">n-1</text:span><text:span text:style-name="T4">] }<text:tab/><text:tab/>where<text:tab/><text:tab/>dim(x) = n</text:span></text:p>
      <text:p text:style-name="P6"/>
      <text:p text:style-name="P7">This holds for all mathematical loops, such as `∏`, `∀`, `∃`, `min`, `max` etc.</text:p>
      <text:h text:style-name="P12" text:outline-level="3">References:</text:h>
      <text:p text:style-name="P8"/>
      <text:p text:style-name="P8"><text:reference-mark-start text:name="1"/>[1]<text:reference-mark-end text:name="1"/><text:tab/>“Higher Order Operator Overloading”</text:p>
      <text:p text:style-name="P8"><text:tab/>Sven Nilsen, 2018</text:p>
      <text:p text:style-name="P8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9">https://github.com/advancedresearch/path_semantics/blob/master/papers-wip/higher-order-operator-overloading.pdf</text:span></text:a></text:p>
      <text:p text:style-name="P8"/>
      <text:p text:style-name="P9"><text:reference-mark-start text:name="2"/>[2]<text:reference-mark-end text:name="2"/><text:tab/>“Higher Order Operator Overloading With Function Currying”</text:p>
      <text:p text:style-name="P9"><text:tab/>Sven Nilsen, 2019</text:p>
      <text:p text:style-name="P9"><text:tab/><text:a xlink:type="simple" xlink:href="https://github.com/advancedresearch/path_semantics/blob/master/papers-wip/higher-order-operator-overloading-with-function-currying.pdf" text:style-name="Internet_20_link" text:visited-style-name="Visited_20_Internet_20_Link"><text:span text:style-name="T9">https://github.com/advancedresearch/path_semantics/blob/master/papers-wip/higher-order-operator-overloading-with-function-currying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39:40.765011000</meta:creation-date>
    <dc:date>2019-05-08T14:19:56.367815000</dc:date>
    <meta:editing-duration>PT10M4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227" meta:character-count="1408" meta:non-whitespace-character-count="1195"/>
  </office:meta>
</office:document-meta>
</file>